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19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21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2428d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2428d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30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b39f9" style:font-size-asian="20pt" style:font-size-complex="20pt"/>
    </style:style>
    <style:style style:name="P3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style:font-name="Source Serif Pro Semibold" officeooo:rsid="005684ba"/>
    </style:style>
    <style:style style:name="T18" style:family="text">
      <style:text-properties fo:color="#ff8000" loext:opacity="100%"/>
    </style:style>
    <style:style style:name="T19" style:family="text">
      <style:text-properties fo:color="#ff8000" loext:opacity="100%" style:font-name="Source Serif Pro Bold"/>
    </style:style>
    <style:style style:name="T20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21" style:family="text">
      <style:text-properties fo:color="#ff8000" loext:opacity="100%" fo:font-size="20pt" style:font-size-asian="20pt" style:font-size-complex="20pt"/>
    </style:style>
    <style:style style:name="T22" style:family="text">
      <style:text-properties fo:color="#ff8000" loext:opacity="100%" style:font-name="ZX Spectrum" fo:font-size="13pt" style:font-size-asian="13pt" style:font-size-complex="13pt"/>
    </style:style>
    <style:style style:name="T23" style:family="text">
      <style:text-properties fo:color="#ff8000" loext:opacity="100%" style:font-name="ZX Spectrum" fo:font-size="12pt" style:font-size-asian="12pt" style:font-size-complex="12pt"/>
    </style:style>
    <style:style style:name="T24" style:family="text">
      <style:text-properties officeooo:rsid="00469666"/>
    </style:style>
    <style:style style:name="T25" style:family="text">
      <style:text-properties officeooo:rsid="0047ba4e"/>
    </style:style>
    <style:style style:name="T26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30">RED PlaneT</text:p>
      <text:p text:style-name="P34"><text:span text:style-name="T14">Amstrad CPC - </text:span><text:span text:style-name="T16">© </text:span><text:span text:style-name="T15">2015/</text:span><text:span text:style-name="T17">20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6"/>
      <text:p text:style-name="P31">ENEMIGOS:</text:p>
      <text:p text:style-name="P10"/>
      <text:p text:style-name="P25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20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4"/>
      <text:p text:style-name="P24"/>
      <text:p text:style-name="P25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9">ARACNOVIRUS:</text:span> <text:span text:style-name="T11">De movimientos erráticos y rápidos. Suelen moverse por el aire. Son los alienígenas más numerosos que han colonizado la base.</text:span></text:p>
      <text:p text:style-name="P24"/>
      <text:p text:style-name="P24"/>
      <text:p text:style-name="P25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9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32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32">CONTROL DE JUEGO:</text:p>
      <text:p text:style-name="P27"/>
      <text:p text:style-name="P15">1: Teclado.<text:tab/><text:tab/>2: Joystick.</text:p>
      <text:p text:style-name="P15"/>
      <text:p text:style-name="P15">Q:<text:tab/><text:tab/>Saltar.</text:p>
      <text:p text:style-name="P15">A:<text:tab/><text:tab/>Acción. <text:span text:style-name="T25">(</text:span>Depositar explosivos, pulsar detonador<text:span text:style-name="T25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5">Enter</text:span>:<text:tab/>Pausa.</text:p>
      <text:p text:style-name="P15"><text:span text:style-name="T24">ESC</text:span>:<text:tab/>Cancelar partida.</text:p>
      <text:p text:style-name="P29"/>
      <text:p text:style-name="P28"><draw:frame draw:style-name="fr2" draw:name="Imagen10" text:anchor-type="paragraph" svg:x="0.771cm" svg:y="0.363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2"><draw:image xlink:href="../pant2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20"><text:span text:style-name="T21">salvaKantero:</text:span><text:span text:style-name="T26"> Programa, gráficos, efectos de sonido.</text:span></text:p>
      <text:p text:style-name="P18"><text:span text:style-name="T18"><text:s text:c="22"/></text:span><text:span text:style-name="T22">tacha</text:span><text:span text:style-name="T18">:</text:span> Música.</text:p>
      <text:p text:style-name="P19"><text:s text:c="15"/><text:span text:style-name="T18">Blackmores:</text:span> Betatesting.</text:p>
      <text:p text:style-name="P20"/>
      <text:p text:style-name="P21">La imagen<text:span text:style-name="T6"> de</text:span> la pantalla de carga y <text:span text:style-name="T8">la</text:span> carátula <text:span text:style-name="T6">se ha obtenido (con permiso de su autor) del original </text:span><text:span text:style-name="T10">Astronaut</text:span><text:span text:style-name="T6">, de </text:span>M<text:span text:style-name="T8">ichael</text:span> S<text:span text:style-name="T8">mith</text:span>. Síguelo en <text:span text:style-name="T5">t</text:span>witter / <text:span text:style-name="T5">i</text:span>nstagram en @<text:span text:style-name="T5">D</text:span>oodlebags.</text:p>
      <text:p text:style-name="P22"/>
      <text:p text:style-name="P23">Un agradecimiento muy especial a los <text:span text:style-name="T9">Mojon Twins,</text:span> por perfeccionar 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3-21T21:05:39.795000000</dc:date>
    <meta:editing-duration>PT3H56M47S</meta:editing-duration>
    <meta:editing-cycles>55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6" meta:word-count="377" meta:character-count="2337" meta:non-whitespace-character-count="1942"/>
  </office:meta>
</office:document-meta>
</file>